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99</text:p>
          </table:table-cell>
          <table:table-cell table:style-name="ACE-0" office:value-type="float" office:value="43.409999999999997">
            <text:p>43.41</text:p>
          </table:table-cell>
          <table:table-cell table:style-name="ACE-0" office:value-type="float" office:value="-65.620000000000005">
            <text:p>−65.62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owdonBlake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31</text:p>
          </table:table-cell>
          <table:table-cell table:style-name="ACE-0" office:value-type="float" office:value="43.420000000000002">
            <text:p>43.42</text:p>
          </table:table-cell>
          <table:table-cell table:style-name="ACE-0" office:value-type="float" office:value="-65.609999999999999">
            <text:p>−65.61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owdonBlake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18</text:p>
          </table:table-cell>
          <table:table-cell table:style-name="ACE-0" office:value-type="float" office:value="43.670000000000002">
            <text:p>43.67</text:p>
          </table:table-cell>
          <table:table-cell table:style-name="ACE-0" office:value-type="float" office:value="-65.790000000000006">
            <text:p>−65.79</text:p>
          </table:table-cell>
          <table:table-cell table:style-name="ACE-0" office:value-type="float" office:value="1023">
            <text:p>1023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LowdonBlake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86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lake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596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597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2645">
            <text:p>264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8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2455">
            <text:p>245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9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7999999999999998">
            <text:p>−5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46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3387">
            <text:p>3387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999999999999998">
            <text:p>−5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owdonBlake1970,VacchiEtal2018</text:p>
          </table:table-cell>
          <table:table-cell table:number-columns-repeated="240" table:style-name="ACE-0"/>
        </table:table-row>
        <table:table-row table:style-name="AROW-0" table:number-rows-repeated="30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57:0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